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2.0319in"/>
    </style:style>
    <style:style style:name="co4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1.1799in"/>
    </style:style>
    <style:style style:name="co6" style:family="table-column">
      <style:table-column-properties fo:break-before="auto" style:column-width="1.6819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6165in"/>
    </style:style>
    <style:style style:name="co9" style:family="table-column">
      <style:table-column-properties fo:break-before="auto" style:column-width="1.9008in"/>
    </style:style>
    <style:style style:name="co11" style:family="table-column">
      <style:table-column-properties fo:break-before="auto" style:column-width="1.8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43"/>
    <style:style style:name="ce3" style:family="table-cell" style:parent-style-name="Default" style:data-style-name="N44"/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Blad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Naam</text:p>
          </table:table-cell>
          <table:table-cell table:style-name="ce1" office:value-type="string">
            <text:p>Taak</text:p>
          </table:table-cell>
          <table:table-cell table:style-name="ce1" office:value-type="string">
            <text:p>Begin tijd</text:p>
          </table:table-cell>
          <table:table-cell table:style-name="ce1" office:value-type="string">
            <text:p>Eind tijd</text:p>
          </table:table-cell>
          <table:table-cell table:style-name="ce1" office:value-type="string">
            <text:p>telefoonnummer</text:p>
          </table:table-cell>
          <table:table-cell table:style-name="ce1" office:value-type="string">
            <text:p>Email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>
            <text:p>Karel kachelkrocht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berend boterkoek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rend appelgebak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bart barrelbond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david dankel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gerard graag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william wortel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ob jolig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acob jaknikker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frans fanaat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Louk rikker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ick rakker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elle de wijn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Gerrald Jongsma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obert robe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mari zeilstra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Sebatian hottel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Kylian van burken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rya van Eersel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inse Folkertsma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lmir van zeist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Orrin leegwater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Germen Gielen</text:p>
          </table:table-cell>
          <table:table-cell office:value-type="string">
            <text:p>Systeem inmeten</text:p>
          </table:table-cell>
          <table:table-cell office:value-type="time" office:time-value="PT15H00M00S">
            <text:p>03:00:00 PM</text:p>
          </table:table-cell>
          <table:table-cell office:value-type="time" office:time-value="PT18H00M00S">
            <text:p>06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ohnny hermsen</text:p>
          </table:table-cell>
          <table:table-cell office:value-type="string">
            <text:p>Lichttechnicus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Durk Strikwerda</text:p>
          </table:table-cell>
          <table:table-cell office:value-type="string">
            <text:p>Lichttechnicus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Maurits oortwijn</text:p>
          </table:table-cell>
          <table:table-cell office:value-type="string">
            <text:p>Front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ilco verhallen</text:p>
          </table:table-cell>
          <table:table-cell office:value-type="string">
            <text:p>Monitor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issam van der werf</text:p>
          </table:table-cell>
          <table:table-cell office:value-type="string">
            <text:p>Front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Carolus van laar</text:p>
          </table:table-cell>
          <table:table-cell office:value-type="string">
            <text:p>Monitor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esmer leerentveld</text:p>
          </table:table-cell>
          <table:table-cell office:value-type="string">
            <text:p>Stagehand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Daniel messing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ichard ijzer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cliff bakkum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Edgar jansen</text:p>
          </table:table-cell>
          <table:table-cell office:value-type="string">
            <text:p>Stagemanager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simon boers</text:p>
          </table:table-cell>
          <table:table-cell office:value-type="string">
            <text:p>Stagemanager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Peter Plingel</text:p>
          </table:table-cell>
          <table:table-cell office:value-type="string">
            <text:p>Piano stemmer</text:p>
          </table:table-cell>
          <table:table-cell office:value-type="time" office:time-value="PT18H45M00S">
            <text:p>06:45:00 PM</text:p>
          </table:table-cell>
          <table:table-cell office:value-type="time" office:time-value="PT21H00M00S">
            <text:p>09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Peter@plingel.com">Peter@plingel.com</text:a></text:p>
          </table:table-cell>
          <table:table-cell table:number-columns-repeated="3"/>
        </table:table-row>
        <table:table-row table:style-name="ro2">
          <table:table-cell office:value-type="string">
            <text:p>Louk rikker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ick rakker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elle de wijn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Gerrald Jongsma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obert robe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mari zeilstra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Sebatian hottel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Kylian van burken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rya van Eersel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inse Folkertsma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lmir van zeist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Orrin leegwater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Karel kachelkrocht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berend boterkoek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rend appelgebak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bart barrelbond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david dankel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gerard graag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william wortel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ob jolig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acob jaknikker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frans fanaat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</table:table>
      <table:table table:name="Blad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1/09/2022</text:date>, <text:time>16:57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14:23:36.29</meta:creation-date>
    <meta:generator>OpenOffice/4.1.9$Win32 OpenOffice.org_project/419m1$Build-9805</meta:generator>
    <dc:date>2022-01-09T16:57:55.37</dc:date>
    <meta:editing-duration>PT1H42M3S</meta:editing-duration>
    <meta:editing-cycles>6</meta:editing-cycles>
    <meta:document-statistic meta:table-count="3" meta:cell-count="354" meta:object-count="0"/>
  </office:meta>
</office:document-meta>
</file>